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8in"/>
    </style:style>
    <style:style style:name="co2" style:family="table-column">
      <style:table-column-properties fo:break-before="auto" style:column-width="1.8071in"/>
    </style:style>
    <style:style style:name="co3" style:family="table-column">
      <style:table-column-properties fo:break-before="auto" style:column-width="5.3945in"/>
    </style:style>
    <style:style style:name="co4" style:family="table-column">
      <style:table-column-properties fo:break-before="auto" style:column-width="2.7173in"/>
    </style:style>
    <style:style style:name="co5" style:family="table-column">
      <style:table-column-properties fo:break-before="auto" style:column-width="0.8925in"/>
    </style:style>
    <style:style style:name="ro1" style:family="table-row">
      <style:table-row-properties style:row-height="0.2374in" fo:break-before="auto" style:use-optimal-row-height="false"/>
    </style:style>
    <style:style style:name="ro2" style:family="table-row">
      <style:table-row-properties style:row-height="0.1665in" fo:break-before="auto" style:use-optimal-row-height="true"/>
    </style:style>
    <style:style style:name="ro3" style:family="table-row">
      <style:table-row-properties style:row-height="0.1736in" fo:break-before="auto" style:use-optimal-row-height="true"/>
    </style:style>
    <style:style style:name="ta1" style:family="table" style:master-page-name="Default">
      <style:table-properties table:display="true" style:writing-mode="lr-tb"/>
    </style:style>
  </office:automatic-styles>
  <office:body>
    <office:spreadsheet>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h2</text:p>
          </table:table-cell>
          <table:table-cell office:value-type="string">
            <text:p>content</text:p>
          </table:table-cell>
          <table:table-cell table:number-columns-repeated="2"/>
        </table:table-row>
        <table:table-row table:style-name="ro1">
          <table:table-cell office:value-type="string">
            <text:p>[DEVICE] Rem</text:p>
          </table:table-cell>
          <table:table-cell office:value-type="string">
            <text:p>Velkommen til din nye [DEVICE] rem, som du har ledt efter! Vores lager er fyldt med remme til [DEVICE] i alle slags farver og materialer, så har du rig mulighed for at finde lige den urrem som passer til dig, dit håndled, ur og dagligdag. Du finder urremme i forskellige materialer og farver, som gør at du kan finde en urrem, der passer til din dag, uanset om det er en ganske almindelig dag, eller det er en særlig begivenhed. </text:p>
            <text:p>Hvis du mangler en erstatningsrem til dit smartwatch i tilfælde af, at din nuværende rem bliver for slidt, så har vi også en lange rækkke billige [DEVICE] remme, som er klar til at blive sendt hjem til dig i dag. Velkommen til danmarks største udvalg af [DEVICE] remme!</text:p>
          </table:table-cell>
          <table:table-cell table:number-columns-repeated="2"/>
        </table:table-row>
        <table:table-row table:style-name="ro1">
          <table:table-cell office:value-type="string">
            <text:p>[DEVICE] Remme</text:p>
          </table:table-cell>
          <table:table-cell office:value-type="string">
            <text:p>Velkommen til danmarks største udvalg af [DEVICE] remme! Hos urrem.dk finder du et stort sortiment af remme til [DEVICE]. Vi har netop den rem, som du går og mangler.</text:p>
            <text:p>Hvad enten du har brug for en erstatningrem, hvis din nuværende ikke holder længere eller hvis du har brug for en ekstra, så du har lidt af vælge i mellem.</text:p>
            <text:p>Du kan finde smartwatch urremme i læder, metal, silikone og nylon, der er simpelthen mange muligheder for at personligegøre dit ur yderligere.</text:p>
          </table:table-cell>
          <table:table-cell table:number-columns-repeated="2"/>
        </table:table-row>
        <table:table-row table:style-name="ro1">
          <table:table-cell office:value-type="string">
            <text:p>[DEVICE] Urrem</text:p>
          </table:table-cell>
          <table:table-cell office:value-type="string">
            <text:p>Hvis det er på tide at udskifte din nuværende [DEVICE] urrem, så er du havnet det rigtige sted. Her har du nemlig et hav af muligheder, for at give dit smartwatch et helt nyt look.</text:p>
            <text:p>Hvad enten du skal bruge dit ur til festlige begivenheder, til hverdag eller sport. Vores lager er fyldt med remme til [DEVICE] i mange forskellige farver og materialer, så du har rig mulighed for at finde netop den rem, som du måtte mangle. Husk at hvis du køber for mere end 199kr, betaler vi fragten. Så hvorfor ikke købe en ekstra? Så har du flere forskellige urremme, som du kan skifte efter behov.</text:p>
          </table:table-cell>
          <table:table-cell table:number-columns-repeated="2"/>
        </table:table-row>
        <table:table-row table:style-name="ro1">
          <table:table-cell office:value-type="string">
            <text:p>[DEVICE] Urrem</text:p>
          </table:table-cell>
          <table:table-cell office:value-type="string">
            <text:p>Er du på udkig efter en ny [DEVICE] urrem? Den gamle holder måske ikke længere, og du mangler en erstatningsrem? Det kan selvfølgelig også være at du har lyst til at have nogle ekstra urremme liggende.</text:p>
            <text:p>Uanset hvad så har vi et stort sortiment af [DEVICE] urremme, så du kan finde netop den rem, som passer til din dag og smartwatch.</text:p>
            <text:p>Du finder vores remme i mange forskellige farver og materialer, alle sammen ligger klar til at blive sendt direkte hjem til dig.</text:p>
            <text:p/>
          </table:table-cell>
          <table:table-cell table:number-columns-repeated="2"/>
        </table:table-row>
        <table:table-row table:style-name="ro1">
          <table:table-cell office:value-type="string">
            <text:p>[DEVICE] Urremme</text:p>
          </table:table-cell>
          <table:table-cell office:value-type="string">
            <text:p>Trænger du til nyt look, så kan en af vores mange [DEVICE] urremme gøre det for dig. Der skal faktisk ikke så meget til før at dit ur kommer til at se anderledes ud. Hvis du f.eks har en siliconerem eller en læderrem, så udstråler du hurtigt et helt andet udtryk. Med vores remme til [DEVICE] har du mangler muligheder for at finde det look som passer til din dag og smartwatch.</text:p>
            <text:p>Du kan have en læderurrem til forretningsmødet og en silikoneurrem til løbeturen. Vi tilbyder &lt;b&gt;gratis fragt&lt;/b&gt;, når du køber for mere end 199kr, så du kan benytte muligheden for at fylde skuffen op med ekstraremme, så du har noget at vælge i mellem</text:p>
          </table:table-cell>
          <table:table-cell table:number-columns-repeated="2"/>
        </table:table-row>
        <table:table-row table:style-name="ro1">
          <table:table-cell office:value-type="string">
            <text:p>Rem til [DEVICE]</text:p>
          </table:table-cell>
          <table:table-cell office:value-type="string">
            <text:p>Hvis du klikker rundt og leder efter en ny rem til [DEVICE], så kan du stoppe klikkeriet nu. Du er nemlig landet på danmarks største udvalg af smartwatch urremme, så du kan helt sikkert finde netop den urrem, som du drømmer om.</text:p>
            <text:p>Vores remme til [DEVICE] kan fås i mange forskellige materialer, som f.eks metal, læder eller stof. Der er mange muligheder for at give dit ur et helt nyt look og det kan endda føles som om du har fået et helt nyt smartwatch i hånden, når du også får en ny rem på.</text:p>
            <text:p>Remmene du finder på vores side er til billige priser, så du får værdi for pengene. Køber du for mere end 199 kroner, så får du leveringen betalt af os.</text:p>
          </table:table-cell>
          <table:table-cell table:number-columns-repeated="2"/>
        </table:table-row>
        <table:table-row table:style-name="ro1">
          <table:table-cell office:value-type="string">
            <text:p>Remme til [DEVICE]</text:p>
          </table:table-cell>
          <table:table-cell office:value-type="string">
            <text:p>Velkommen til et stort udvalg af remme til [DEVICE]. Vi har lige den urrem, som du mangler til dit smartwatch.</text:p>
            <text:p>Mange af de urremme du kan se her på siden er universelle remme, så de passer til dit ur og mange andre. Vores urremme har en perfekt pasform til dit ur.</text:p>
            <text:p>Vi har sat vores priser ned, så du kan finde en &lt;b&gt;billig [DEVICE] rem&lt;/b&gt;, det betyder også at du har rig mulighed for at købe flere, så du også kan få gratis fragt med i købet.</text:p>
          </table:table-cell>
          <table:table-cell table:number-columns-repeated="2"/>
        </table:table-row>
        <table:table-row table:style-name="ro1">
          <table:table-cell office:value-type="string">
            <text:p>Urrem til [DEVICE]</text:p>
          </table:table-cell>
          <table:table-cell office:value-type="string">
            <text:p>Mangler du en urrem til [DEVICE]? Du kan med garanti finde den her! Om du skal til en festlig lejlighed, et møde eller har brug for en rem til aktiv hverdag, så finder smartwatch urremme, der passer perfekt til dit ur her.</text:p>
            <text:p>Vi har et stort udvalg af alverdens slags forskellige remme.</text:p>
            <text:p>Remmene er nemme at udskifte, du kan hurtigt skifte til en ny rem, hvad end din dag måtte byde på. Når du køber for mere end 199 kroner, så &lt;b&gt;betaler vi fragten&lt;/b&gt;.</text:p>
            <text:p>Det betyder at du kan fylde kurven op med [DEVICE] urremme, uden at skulle bekymre dig om leveringen.</text:p>
          </table:table-cell>
          <table:table-cell table:number-columns-repeated="2"/>
        </table:table-row>
        <table:table-row table:style-name="ro1">
          <table:table-cell office:value-type="string">
            <text:p>Urremme til [DEVICE]</text:p>
          </table:table-cell>
          <table:table-cell office:value-type="string">
            <text:p>Velkommen til danmarks største udvalg af &lt;b&gt;urremme til [DEVICE]&lt;/b&gt;. Vi har vores varehus proppet med alle slage remme, som du kan bestille i dag.</text:p>
            <text:p>Vi har både elegante remme i metal eller læder, der passer til hverdagen og vi har bløde silikone urremme, der passer til den aktive livsstil.</text:p>
            <text:p>Fælles for dem alle er at det er til billige priser, der er til at betale. Alle vores uremme er også nemme at skifte.</text:p>
          </table:table-cell>
          <table:table-cell table:number-columns-repeated="2"/>
        </table:table-row>
        <table:table-row table:style-name="ro1" table:number-rows-repeated="1048565">
          <table:table-cell table:number-columns-repeated="4"/>
        </table:table-row>
        <table:table-row table:style-name="ro1">
          <table:table-cell table:number-columns-repeated="4"/>
        </table:table-row>
      </table:table>
      <table:table table:name="se" table:style-name="ta1" table:print="false">
        <table:table-column table:style-name="co5" table:number-columns-repeated="2" table:default-cell-style-name="Default"/>
        <table:table-row table:style-name="ro2">
          <table:table-cell office:value-type="string">
            <text:p>h2</text:p>
          </table:table-cell>
          <table:table-cell office:value-type="string">
            <text:p>content</text:p>
          </table:table-cell>
        </table:table-row>
        <table:table-row table:style-name="ro3">
          <table:table-cell office:value-type="string">
            <text:p>svensk</text:p>
          </table:table-cell>
          <table:table-cell office:value-type="string">
            <text:p>svensk</text:p>
          </table:table-cell>
        </table:table-row>
      </table:table>
      <table:database-ranges>
        <table:database-range table:target-range-address="dk.A1:dk.B1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06">12/06/2022</text:date>, <text:time>11:50: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Unix OpenOffice.org_project/4113m1$Build-9810</meta:generator>
    <dc:date>2022-12-06T11:50:18</dc:date>
    <meta:editing-duration>PT1H52M</meta:editing-duration>
    <meta:editing-cycles>24</meta:editing-cycles>
    <meta:document-statistic meta:table-count="2" meta:cell-count="24" meta:object-count="0"/>
  </office:meta>
</office:document-meta>
</file>